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11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2071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onio_v" table:style-name="ta1">
        <table:shapes>
          <draw:frame draw:z-index="0" draw:style-name="gr1" draw:text-style-name="P1" svg:width="6.3016in" svg:height="3.5453in" svg:x="7.6417in" svg:y="2.3736in">
            <draw:object draw:notify-on-update-of-ranges="gonio_v.H1:gonio_v.H20 gonio_v.F1:gonio_v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40" calcext:value-type="float">
            <text:p>40</text:p>
          </table:table-cell>
          <table:table-cell office:value-type="float" office:value="291" calcext:value-type="float">
            <text:p>2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 office:value-type="float" office:value="291" calcext:value-type="float">
            <text:p>2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80" calcext:value-type="float">
            <text:p>80</text:p>
          </table:table-cell>
          <table:table-cell office:value-type="float" office:value="291" calcext:value-type="float">
            <text:p>2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office:value-type="float" office:value="291" calcext:value-type="float">
            <text:p>2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20" calcext:value-type="float">
            <text:p>120</text:p>
          </table:table-cell>
          <table:table-cell office:value-type="float" office:value="291" calcext:value-type="float">
            <text:p>29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180" calcext:value-type="float">
            <text:p>180</text:p>
          </table:table-cell>
          <table:table-cell office:value-type="float" office:value="290" calcext:value-type="float">
            <text:p>29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office:value-type="float" office:value="290" calcext:value-type="float">
            <text:p>29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220" calcext:value-type="float">
            <text:p>220</text:p>
          </table:table-cell>
          <table:table-cell office:value-type="float" office:value="290" calcext:value-type="float">
            <text:p>29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40" calcext:value-type="float">
            <text:p>340</text:p>
          </table:table-cell>
          <table:table-cell office:value-type="float" office:value="290" calcext:value-type="float">
            <text:p>2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60" calcext:value-type="float">
            <text:p>360</text:p>
          </table:table-cell>
          <table:table-cell office:value-type="float" office:value="290" calcext:value-type="float">
            <text:p>29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80" calcext:value-type="float">
            <text:p>380</text:p>
          </table:table-cell>
          <table:table-cell office:value-type="float" office:value="290" calcext:value-type="float">
            <text:p>29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/isilon/BL32XU/BLsoft/PPPP/10.Zoo/TestImages2//cap_20.000000.pp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400" calcext:value-type="float">
            <text:p>400</text:p>
          </table:table-cell>
          <table:table-cell office:value-type="float" office:value="290" calcext:value-type="float">
            <text:p>290</text:p>
          </table:table-cell>
          <table:table-cell office:value-type="float" office:value="124" calcext:value-type="float">
            <text:p>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0T12:45:06.279266025</dc:date>
    <meta:editing-duration>PT15M41S</meta:editing-duration>
    <meta:editing-cycles>1</meta:editing-cycles>
    <meta:document-statistic meta:table-count="1" meta:cell-count="160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column-mapping="1 0" chart:style-name="ch1">
        <chart:title svg:x="5.737cm" svg:y="0.316cm" chart:style-name="ch2">
          <text:p>Vertical Pixel vs. mm </text:p>
        </chart:title>
        <chart:legend chart:legend-position="end" svg:x="11.938cm" svg:y="3.955cm" style:legend-expansion="high" chart:style-name="ch3"/>
        <chart:plot-area chart:style-name="ch4" table:cell-range-address="gonio_v.H1:gonio_v.H20 gonio_v.F1:gonio_v.F20" svg:x="1.331cm" svg:y="1.275cm" svg:width="10.287cm" svg:height="6.57cm">
          <chartooo:coordinate-region svg:x="2.138cm" svg:y="1.474cm" svg:width="9.2cm" svg:height="5.724cm"/>
          <chart:axis chart:dimension="x" chart:name="primary-x" chart:style-name="ch5">
            <chart:title svg:x="5.676cm" svg:y="8.025cm" chart:style-name="ch6">
              <text:p>Dist [pixel]</text:p>
            </chart:title>
          </chart:axis>
          <chart:axis chart:dimension="y" chart:name="primary-y" chart:style-name="ch7">
            <chart:title svg:x="0.451cm" svg:y="5.279cm" chart:style-name="ch8">
              <text:p>Dist [mm]</text:p>
            </chart:title>
            <chart:grid chart:style-name="ch9" chart:class="major"/>
          </chart:axis>
          <chart:series chart:style-name="ch10" chart:values-cell-range-address="gonio_v.F1:gonio_v.F20" chart:class="chart:scatter">
            <chart:domain table:cell-range-address="gonio_v.H1:gonio_v.H20"/>
            <chart:regression-curve chart:style-name="ch11">
              <chart:equation chart:display-equation="true" chart:display-r-square="false"/>
            </chart:regression-curve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">
                <text:p>198</text:p>
                <draw:g>
                  <svg:desc>gonio_v.H1:gonio_v.H20</svg:desc>
                </draw:g>
              </table:table-cell>
              <table:table-cell office:value-type="float" office:value="20">
                <text:p>20</text:p>
                <draw:g>
                  <svg:desc>gonio_v.F1:gonio_v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">
                <text:p>2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">
                <text:p>1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">
                <text:p>18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">
                <text:p>17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">
                <text:p>1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">
                <text:p>1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">
                <text:p>16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">
                <text:p>15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">
                <text:p>15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">
                <text:p>1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">
                <text:p>14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">
                <text:p>13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